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Merriweather" svg:font-family="Merriweathe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style:font-name="Merriweather" fo:font-size="12pt" fo:font-weight="bold" style:font-name-asian="Merriweather1" style:font-size-asian="12pt" style:font-weight-asian="bold" style:font-name-complex="Merriweather1" style:font-size-complex="12pt"/>
    </style:style>
    <style:style style:name="P3" style:family="paragraph" style:parent-style-name="Standard">
      <style:paragraph-properties fo:text-align="justify" style:justify-single-word="false"/>
      <style:text-properties style:font-name="Merriweather" fo:font-size="12pt" style:font-name-asian="Merriweather1" style:font-size-asian="12pt" style:font-name-complex="Merriweather1" style:font-size-complex="12pt"/>
    </style:style>
    <style:style style:name="P4" style:family="paragraph" style:parent-style-name="Standard">
      <style:paragraph-properties fo:text-align="justify" style:justify-single-word="false"/>
    </style:style>
    <style:style style:name="P5" style:family="paragraph" style:parent-style-name="Standard">
      <style:paragraph-properties fo:text-align="end" style:justify-single-word="false"/>
    </style:style>
    <style:style style:name="P6" style:family="paragraph" style:parent-style-name="Standard" style:list-style-name="WWNum2">
      <style:paragraph-properties fo:margin-left="0.5in" fo:margin-right="0in" fo:text-align="justify" style:justify-single-word="false" fo:text-indent="-0.25in" style:auto-text-indent="false"/>
    </style:style>
    <style:style style:name="P7" style:family="paragraph" style:parent-style-name="Standard" style:list-style-name="WWNum1">
      <style:paragraph-properties fo:margin-left="0.5in" fo:margin-right="0in" fo:text-align="justify" style:justify-single-word="false" fo:text-indent="-0.25in" style:auto-text-indent="false"/>
    </style:style>
    <style:style style:name="P8" style:family="paragraph" style:parent-style-name="Standard">
      <style:paragraph-properties fo:margin-left="0in" fo:margin-right="0in" fo:text-align="justify" style:justify-single-word="false" fo:text-indent="0in" style:auto-text-indent="false"/>
      <style:text-properties style:font-name="Merriweather" fo:font-size="12pt" fo:font-weight="bold" style:font-name-asian="Merriweather1" style:font-size-asian="12pt" style:font-weight-asian="bold" style:font-name-complex="Merriweather1" style:font-size-complex="12pt"/>
    </style:style>
    <style:style style:name="P9" style:family="paragraph" style:parent-style-name="Standard">
      <style:paragraph-properties fo:margin-left="0in" fo:margin-right="0in" fo:text-align="justify" style:justify-single-word="false" fo:text-indent="0in" style:auto-text-indent="false"/>
      <style:text-properties style:font-name="Merriweather" fo:font-size="12pt" style:font-name-asian="Merriweather1" style:font-size-asian="12pt" style:font-name-complex="Merriweather1" style:font-size-complex="12pt"/>
    </style:style>
    <style:style style:name="P10" style:family="paragraph" style:parent-style-name="Standard">
      <style:paragraph-properties fo:margin-left="0in" fo:margin-right="0in" fo:text-align="justify" style:justify-single-word="false" fo:text-indent="0in" style:auto-text-indent="false"/>
    </style:style>
    <style:style style:name="P11" style:family="paragraph" style:parent-style-name="Standard" style:master-page-name="Standard">
      <style:paragraph-properties fo:text-align="center" style:justify-single-word="false" style:page-number="1"/>
    </style:style>
    <style:style style:name="T1" style:family="text">
      <style:text-properties style:font-name="Merriweather" fo:font-size="12pt" style:font-name-asian="Merriweather1" style:font-size-asian="12pt" style:font-name-complex="Merriweather1" style:font-size-complex="12pt"/>
    </style:style>
    <style:style style:name="T2" style:family="text">
      <style:text-properties style:font-name="Merriweather" fo:font-size="12pt" fo:font-weight="bold" style:font-name-asian="Merriweather1" style:font-size-asian="12pt" style:font-weight-asian="bold" style:font-name-complex="Merriweather1" style:font-size-complex="12pt"/>
    </style:style>
    <style:style style:name="T3" style:family="text">
      <style:text-properties style:font-name="Merriweather" fo:font-size="12pt" style:text-underline-style="none" style:font-name-asian="Merriweather1" style:font-size-asian="12pt" style:font-name-complex="Merriweather1" style:font-size-complex="12pt"/>
    </style:style>
    <style:style style:name="T4" style:family="text">
      <style:text-properties style:text-position="sub 58%" style:font-name="Merriweather" fo:font-size="12pt" style:font-name-asian="Merriweather1" style:font-size-asian="12pt" style:font-name-complex="Merriweather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CSE-4111 Artificial Intelligence Lab</text:span></text:p>
      <text:p text:style-name="P1"><text:span text:style-name="T1">Assignment 3: Arc Consistency in CSP</text:span></text:p>
      <text:p text:style-name="P1"><text:span text:style-name="T1">Saif Mahmud, Roll: SH-54</text:span></text:p>
      <text:p text:style-name="P2"/>
      <text:p text:style-name="P4"><text:span text:style-name="T2">Problem Formulation</text:span></text:p>
      <text:p text:style-name="P4"><text:span text:style-name="T1">A binary constraint satisfaction problem (CSP) is a triple P = (X, D, C) where X = {1, ..., n} is a set of variables. Each variable i ∈ X has a finite domain D</text:span><text:span text:style-name="T4">i</text:span><text:span text:style-name="T1"> ∈ D of values that can be assigned to it. Arc consistency is defined as (i, a) is arc consistent with respect to the constraint C</text:span><text:span text:style-name="T4">ij</text:span><text:span text:style-name="T1"> if it is node consistent and there is a value b ∈ D</text:span><text:span text:style-name="T4">j</text:span><text:span text:style-name="T1"> such that (a, b) ∈ C</text:span><text:span text:style-name="T4">ij</text:span><text:span text:style-name="T1">. Such a value b is called support of a. Variable i is arc consistent if all its values are arc consistent with respect to every binary constraint involving i. A CSP is arc consistent (AC) if every variable is arc consistent. Arc inconsistent values can be removed because they cannot participate in any solution. AC is achieved by removing arc inconsistent values until a fixed point is reached. In this regard, there are 4 (four) algorithms attaining the goal of removing arc inconsistency from CSPs and they are namely AC-1, AC-2, AC-3, and AC-4.</text:span></text:p>
      <text:p text:style-name="P3"/>
      <text:p text:style-name="P4"><text:span text:style-name="T2">Experiment Design</text:span></text:p>
      <text:p text:style-name="P4"><text:span text:style-name="T1">This experiment will incorporate the implementation of AC algorithms and measuring the performance of the algorithms against defined evaluation metrics.</text:span></text:p>
      <text:p text:style-name="P3"/>
      <text:p text:style-name="P4"><text:span text:style-name="T2">Input</text:span><text:span text:style-name="T1"> </text:span></text:p>
      <text:p text:style-name="P4"><text:span text:style-name="T1">All four algorithms will take the CSP as the argument. Here, the nodes and edges of parameter CSP will be formulated with the following principles :</text:span></text:p>
      <text:list xml:id="list1724350576" text:style-name="WWNum2">
        <text:list-item>
          <text:p text:style-name="P6"><text:span text:style-name="T1">Constraint graphs will be generated with a random number of nodes and edges. Here the nodes and edges will indicate variables and constraints respectively.</text:span></text:p>
        </text:list-item>
        <text:list-item>
          <text:p text:style-name="P6"><text:span text:style-name="T1">Each variable or node will be assigned a set of discrete random values as a domain and not necessarily of the same size in case of every node.</text:span></text:p>
        </text:list-item>
        <text:list-item>
          <text:p text:style-name="P6"><text:span text:style-name="T1">A pool of binary constraints will be created with a random logical relationship. Each edge in the CSP graph will be considered as the constraint between the two neighboring nodes. Each edge will randomly be assigned with a constraint pocked up from the predefined pool. It should be noted that the pool will be considerably large to ensure expected generalization of the constraint graphs.</text:span></text:p>
        </text:list-item>
      </text:list>
      <text:p text:style-name="P8"/>
      <text:p text:style-name="P8"/>
      <text:p text:style-name="P10"><text:span text:style-name="T2">Output</text:span></text:p>
      <text:p text:style-name="P10"><text:span text:style-name="T1">The implemented algorithms will return the graph holding all the constraints or in other words after elimination of inconsistency. If the resultant graph is a complete consistent graph then it has yielded a valid solution and otherwise the counterpart.</text:span></text:p>
      <text:p text:style-name="P9"/>
      <text:p text:style-name="P10"><text:span text:style-name="T2">Performance Metric</text:span></text:p>
      <text:p text:style-name="P10"><text:span text:style-name="T1">The implementation of algorithms will be evaluated with the following metric in order to show comparison among them :</text:span></text:p>
      <text:list xml:id="list3809079305" text:style-name="WWNum1">
        <text:list-item>
          <text:p text:style-name="P7"><text:span text:style-name="T1">CPU running time on the same input graph</text:span></text:p>
        </text:list-item>
        <text:list-item>
          <text:p text:style-name="P7"><text:span text:style-name="T1">Change in performance with a gradual change in the size of input CSP graphs</text:span></text:p>
        </text:list-item>
        <text:list-item>
          <text:p text:style-name="P7"><text:span text:style-name="T1">Time and Space Complexity of individual implementation of algorithms</text:span></text:p>
        </text:list-item>
        <text:list-item>
          <text:p text:style-name="P7"><text:soft-page-break/><text:span text:style-name="T1">Mean constraint check and revision of nodes (in number) for each algorithm</text:span></text:p>
        </text:list-item>
        <text:list-item>
          <text:p text:style-name="P7"><text:span text:style-name="T1">Performance on a well defined AI problem, for example, 8-Queen Problem</text:span></text:p>
        </text:list-item>
      </text:list>
      <text:p text:style-name="P3"/>
      <text:p text:style-name="P3"/>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Merriweather" svg:font-family="Merriweathe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font-name="Merriweather" fo:font-family="Merriweather"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erriweather" fo:font-family="Merriweather"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2" meta:word-count="479" meta:character-count="2770" meta:non-whitespace-character-count="2320"/>
    <meta:generator>LibreOfficeDev/6.0.5.2$Linux_X86_64 LibreOffice_project/</meta:generator>
  </office:meta>
</office:document-meta>
</file>